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roman" svg:font-family="'Times newroman'" style:font-family-generic="roman"/>
    <style:font-face style:name="Timesnewroman" svg:font-family="Timesnewroman" style:font-family-generic="roman"/>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orizontal_20_Line">
      <style:text-properties style:font-name="Timesnewroman"/>
    </style:style>
    <style:style style:name="P2" style:family="paragraph" style:parent-style-name="Header">
      <style:text-properties fo:font-size="12pt" style:font-size-asian="12pt" style:font-size-complex="12pt"/>
    </style:style>
    <style:style style:name="P3" style:family="paragraph" style:parent-style-name="Header">
      <style:paragraph-properties fo:margin-top="0.423cm" fo:margin-bottom="0cm" loext:contextual-spacing="false" fo:text-align="center" style:justify-single-word="false"/>
    </style:style>
    <style:style style:name="P4" style:family="paragraph" style:parent-style-name="Heading_20_1" style:master-page-name="Standard">
      <style:paragraph-properties style:page-number="auto">
        <style:tab-stops>
          <style:tab-stop style:position="5.463cm"/>
        </style:tab-stops>
      </style:paragraph-properties>
      <style:text-properties style:font-name="Timesnewroman" fo:font-size="20pt" fo:language="en" fo:country="US" style:font-size-asian="20pt" style:font-size-complex="20pt"/>
    </style:style>
    <style:style style:name="P5" style:family="paragraph" style:parent-style-name="Heading_20_2">
      <style:text-properties style:font-name="Timesnewroman"/>
    </style:style>
    <style:style style:name="P6" style:family="paragraph" style:parent-style-name="Heading_20_2">
      <style:text-properties style:font-name="Timesnewroman" fo:font-size="20pt" fo:language="en" fo:country="US" style:font-size-asian="20pt" style:font-size-complex="20pt"/>
    </style:style>
    <style:style style:name="P7" style:family="paragraph" style:parent-style-name="Heading_20_2">
      <style:text-properties style:font-name="Timesnewroman" fo:font-size="20pt" style:font-size-asian="20pt" style:font-size-complex="20pt"/>
    </style:style>
    <style:style style:name="P8" style:family="paragraph" style:parent-style-name="Heading_20_2">
      <style:text-properties style:font-name="Timesnewroman" fo:font-weight="bold" style:font-weight-asian="bold" style:font-weight-complex="bold"/>
    </style:style>
    <style:style style:name="P9" style:family="paragraph" style:parent-style-name="Heading_20_3">
      <style:text-properties style:font-name="Timesnewroman"/>
    </style:style>
    <style:style style:name="P10" style:family="paragraph" style:parent-style-name="Heading_20_3">
      <style:text-properties style:font-name="Timesnewroman" fo:font-weight="bold" style:font-weight-asian="bold" style:font-weight-complex="bold"/>
    </style:style>
    <style:style style:name="P11" style:family="paragraph" style:parent-style-name="Heading_20_4">
      <style:text-properties style:font-name="Timesnewroman"/>
    </style:style>
    <style:style style:name="P12" style:family="paragraph" style:parent-style-name="Standard">
      <style:text-properties fo:language="en" fo:country="US"/>
    </style:style>
    <style:style style:name="P13" style:family="paragraph" style:parent-style-name="Standard">
      <style:paragraph-properties>
        <style:tab-stops>
          <style:tab-stop style:position="3.738cm"/>
        </style:tab-stops>
      </style:paragraph-properties>
    </style:style>
    <style:style style:name="P14" style:family="paragraph" style:parent-style-name="Standard">
      <style:text-properties style:font-name="Timesnewroman" fo:font-size="11pt" fo:language="en" fo:country="US" style:font-size-asian="11pt" style:font-size-complex="11pt"/>
    </style:style>
    <style:style style:name="P15" style:family="paragraph" style:parent-style-name="Standard">
      <style:text-properties style:font-name="Timesnewroman" fo:font-size="16pt" fo:language="en" fo:country="US" style:font-size-asian="16pt" style:font-size-complex="16pt"/>
    </style:style>
    <style:style style:name="P16" style:family="paragraph" style:parent-style-name="Standard">
      <style:text-properties style:font-name="Timesnewroman" fo:font-size="16pt" fo:language="en" fo:country="US" fo:font-weight="bold" style:font-size-asian="16pt" style:font-weight-asian="bold" style:font-size-complex="16pt" style:font-weight-complex="bold"/>
    </style:style>
    <style:style style:name="P17" style:family="paragraph" style:parent-style-name="Standard">
      <style:text-properties style:font-name="Timesnewroman" fo:font-size="12pt" fo:language="en" fo:country="US" style:font-size-asian="12pt" style:font-size-complex="12pt"/>
    </style:style>
    <style:style style:name="P18" style:family="paragraph" style:parent-style-name="Standard">
      <style:text-properties style:font-name="Timesnewroman" fo:font-size="13pt" fo:language="en" fo:country="US" fo:font-weight="bold" style:font-size-asian="13pt" style:font-weight-asian="bold" style:font-size-complex="13pt" style:font-weight-complex="bold"/>
    </style:style>
    <style:style style:name="P19" style:family="paragraph" style:parent-style-name="Standard">
      <style:paragraph-properties>
        <style:tab-stops>
          <style:tab-stop style:position="5.463cm"/>
        </style:tab-stops>
      </style:paragraph-properties>
      <style:text-properties style:font-name="Timesnewroman" fo:font-size="20pt" fo:language="en" fo:country="US" style:font-size-asian="20pt" style:font-size-complex="20pt"/>
    </style:style>
    <style:style style:name="P20" style:family="paragraph" style:parent-style-name="Standard">
      <style:paragraph-properties fo:margin-top="0cm" fo:margin-bottom="0cm" loext:contextual-spacing="false" fo:line-height="100%">
        <style:tab-stops>
          <style:tab-stop style:position="5.463cm"/>
        </style:tab-stops>
      </style:paragraph-properties>
    </style:style>
    <style:style style:name="P21"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officeooo:rsid="0013518e" officeooo:paragraph-rsid="0013518e" style:font-size-asian="10pt" style:font-weight-asian="bold" style:font-size-complex="10pt" style:font-weight-complex="bold"/>
    </style:style>
    <style:style style:name="P22"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23" style:family="paragraph" style:parent-style-name="Standard">
      <style:paragraph-properties fo:margin-top="0cm" fo:margin-bottom="0cm" loext:contextual-spacing="false" fo:line-height="100%" fo:text-align="center" style:justify-single-word="false" fo:orphans="0" fo:widows="0" fo:padding="0cm" fo:border="none"/>
    </style:style>
    <style:style style:name="P24" style:family="paragraph" style:parent-style-name="Standard">
      <style:paragraph-properties fo:margin-top="0cm" fo:margin-bottom="0cm" loext:contextual-spacing="false" fo:line-height="100%" fo:orphans="0" fo:widows="0" fo:padding="0cm" fo:border="none"/>
    </style:style>
    <style:style style:name="P25"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26" style:family="paragraph" style:parent-style-name="Text_20_body">
      <style:text-properties style:font-name="Timesnewroman"/>
    </style:style>
    <style:style style:name="P27" style:family="paragraph" style:parent-style-name="Text_20_body" style:list-style-name="L2">
      <style:text-properties style:font-name="Timesnewroman"/>
    </style:style>
    <style:style style:name="P28" style:family="paragraph" style:parent-style-name="Text_20_body">
      <style:text-properties style:font-name="Timesnewroman" fo:font-size="11pt" style:font-size-asian="11pt" style:font-size-complex="11pt"/>
    </style:style>
    <style:style style:name="P29" style:family="paragraph" style:parent-style-name="Text_20_body" style:list-style-name="L3">
      <style:text-properties style:font-name="Timesnewroman"/>
    </style:style>
    <style:style style:name="P30" style:family="paragraph" style:parent-style-name="Text_20_body" style:list-style-name="L4">
      <style:text-properties style:font-name="Timesnewroman"/>
    </style:style>
    <style:style style:name="P31" style:family="paragraph" style:parent-style-name="Text_20_body" style:list-style-name="L5">
      <style:text-properties style:font-name="Timesnewroman"/>
    </style:style>
    <style:style style:name="P32" style:family="paragraph" style:parent-style-name="Text_20_body" style:list-style-name="L6">
      <style:text-properties style:font-name="Timesnewroman"/>
    </style:style>
    <style:style style:name="P33" style:family="paragraph" style:parent-style-name="Text_20_body" style:list-style-name="L7">
      <style:text-properties style:font-name="Timesnewroman"/>
    </style:style>
    <style:style style:name="P34" style:family="paragraph" style:parent-style-name="Text_20_body" style:list-style-name="L8">
      <style:text-properties style:font-name="Timesnewroman"/>
    </style:style>
    <style:style style:name="P35" style:family="paragraph" style:parent-style-name="Text_20_body" style:list-style-name="L9">
      <style:text-properties style:font-name="Timesnewroman"/>
    </style:style>
    <style:style style:name="P36" style:family="paragraph" style:parent-style-name="Text_20_body" style:list-style-name="L10">
      <style:text-properties style:font-name="Timesnewroman"/>
    </style:style>
    <style:style style:name="P37" style:family="paragraph" style:parent-style-name="Text_20_body" style:list-style-name="L11">
      <style:text-properties style:font-name="Timesnewroman"/>
    </style:style>
    <style:style style:name="P38" style:family="paragraph" style:parent-style-name="Text_20_body" style:list-style-name="L12">
      <style:text-properties style:font-name="Timesnewroman"/>
    </style:style>
    <style:style style:name="P39" style:family="paragraph" style:parent-style-name="Text_20_body" style:list-style-name="L13">
      <style:text-properties style:font-name="Timesnewroman"/>
    </style:style>
    <style:style style:name="P40" style:family="paragraph" style:parent-style-name="Text_20_body" style:list-style-name="L1"/>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T4" style:family="text">
      <style:text-properties fo:color="#000000" style:font-name="Aptos Display" fo:font-size="7pt" style:font-name-asian="Cambria1" style:font-size-asian="7pt" style:font-name-complex="Cambria1" style:font-size-complex="7pt"/>
    </style:style>
    <style:style style:name="T5" style:family="text">
      <style:text-properties fo:color="#000000" style:font-name="Aptos Display" fo:font-size="8pt" style:font-name-asian="Cambria1" style:font-size-asian="8pt" style:font-name-complex="Cambria1" style:font-size-complex="8pt"/>
    </style:style>
    <style:style style:name="T6" style:family="text">
      <style:text-properties fo:color="#000000" style:font-name="Aptos Display" fo:font-size="15pt" style:font-name-asian="Cambria1" style:font-size-asian="15pt" style:font-name-complex="Cambria1" style:font-size-complex="15pt"/>
    </style:style>
    <style:style style:name="T7" style:family="text">
      <style:text-properties fo:color="#000000" style:font-name="Aptos Display" fo:font-size="12pt" style:font-name-asian="Cambria1" style:font-size-asian="12pt" style:font-name-complex="Cambria1" style:font-size-complex="12pt"/>
    </style:style>
    <style:style style:name="T8" style:family="text">
      <style:text-properties style:font-name="Aptos Display" fo:font-size="7pt" style:font-name-asian="Cambria1" style:font-size-asian="7pt" style:font-name-complex="Cambria1" style:font-size-complex="7pt"/>
    </style:style>
    <style:style style:name="T9" style:family="text">
      <style:text-properties style:font-name="Aptos Display" fo:font-size="15pt" style:font-name-asian="Cambria1" style:font-size-asian="15pt" style:font-name-complex="Cambria1" style:font-size-complex="15pt"/>
    </style:style>
    <style:style style:name="T10" style:family="text">
      <style:text-properties fo:font-size="12pt" fo:language="en" fo:country="US" fo:font-weight="bold" style:font-size-asian="12pt" style:font-weight-asian="bold" style:font-name-complex="Calibri1" style:font-size-complex="12pt" style:font-weight-complex="bold"/>
    </style:style>
    <style:style style:name="T11" style:family="text">
      <style:text-properties fo:font-size="10pt" fo:language="en" fo:country="US" fo:font-weight="bold" style:font-size-asian="10pt" style:font-weight-asian="bold" style:font-size-complex="10pt" style:font-weight-complex="bold"/>
    </style:style>
    <style:style style:name="T12" style:family="text">
      <style:text-properties fo:font-size="10pt" fo:language="en" fo:country="US" fo:font-weight="bold" officeooo:rsid="0013518e" style:font-size-asian="10pt" style:font-weight-asian="bold" style:font-size-complex="10pt" style:font-weight-complex="bold"/>
    </style:style>
    <style:style style:name="T13" style:family="text">
      <style:text-properties fo:font-size="10pt" fo:language="en" fo:country="US"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style:font-size-asian="10pt" style:font-size-complex="10pt"/>
    </style:style>
    <style:style style:name="T16" style:family="text">
      <style:text-properties fo:font-size="9pt" fo:language="en" fo:country="US" style:font-size-asian="9pt" style:font-size-complex="9pt"/>
    </style:style>
    <style:style style:name="T17" style:family="text">
      <style:text-properties fo:font-size="8pt" fo:language="en" fo:country="US" style:font-size-asian="8pt" style:font-size-complex="8pt"/>
    </style:style>
    <style:style style:name="T18" style:family="text">
      <style:text-properties fo:font-weight="bold" style:font-weight-asian="bold" style:font-weight-complex="bold"/>
    </style:style>
    <style:style style:name="T19" style:family="text">
      <style:text-properties fo:font-weight="bold" officeooo:rsid="0013518e" style:font-weight-asian="bold" style:font-weight-complex="bold"/>
    </style:style>
    <style:style style:name="T20" style:family="text">
      <style:text-properties officeooo:rsid="0013518e"/>
    </style:style>
    <style:style style:name="T21" style:family="text">
      <style:text-properties style:font-name="Timesnewroman"/>
    </style:style>
    <style:style style:name="T22" style:family="text">
      <style:text-properties style:font-name="Timesnewroman" fo:font-size="20pt" fo:language="en" fo:country="US" fo:font-weight="bold" style:font-size-asian="20pt" style:font-weight-asian="bold" style:font-size-complex="20pt" style:font-weight-complex="bold"/>
    </style:style>
    <style:style style:name="T23" style:family="text">
      <style:text-properties officeooo:rsid="0014a047"/>
    </style:style>
    <style:style style:name="T24" style:family="text">
      <style:text-properties fo:font-size="20pt" fo:language="en" fo:country="US" fo:font-weight="bold" style:font-size-asian="20pt" style:font-weight-asian="bold" style:font-size-complex="20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8">Report on Software Engineering Principles and Ethics in a Hospital Patient Management System</text:span></text:h>
      <text:h text:style-name="P8" text:outline-level="2">1. Introduction</text:h>
      <text:p text:style-name="P26">Modern healthcare institutions increasingly rely on digital systems to manage patient information, medical schedules, billing, and treatment records. A Hospital Patient Management System (HPMS) is a critical software application that improves efficiency, accuracy, and quality of care. However, because such systems directly impact human lives and handle sensitive personal data, their development must strictly follow software engineering principles and professional ethical standards.</text:p>
      <text:p text:style-name="P26">This report examines how core software engineering principles and ethical responsibilities are applied in the development of a Hospital Patient Management System. </text:p>
      <text:p text:style-name="P1"/>
      <text:h text:style-name="P8" text:outline-level="2">2. Overview of the Hospital Patient Management System</text:h>
      <text:p text:style-name="P26">The Hospital Patient Management System is designed to support daily hospital operations by organizing patient data and automating administrative tasks. The system includes the following major components:</text:p>
      <text:list xml:id="list2666222727" text:style-name="L6">
        <text:list-item>
          <text:p text:style-name="P32">Patient registration and medical records management</text:p>
        </text:list-item>
        <text:list-item>
          <text:p text:style-name="P32">Appointment scheduling</text:p>
        </text:list-item>
        <text:list-item>
          <text:p text:style-name="P32">Medication tracking</text:p>
        </text:list-item>
        <text:list-item>
          <text:p text:style-name="P32">Billing and insurance processing</text:p>
        </text:list-item>
        <text:list-item>
          <text:p text:style-name="P32">Staff access control</text:p>
        </text:list-item>
      </text:list>
      <text:p text:style-name="P26">The primary goal of the system is to reduce human error, improve patient care, and ensure that healthcare professionals have quick and secure access to accurate medical information.</text:p>
      <text:p text:style-name="P1"/>
      <text:h text:style-name="P8" text:outline-level="2"><text:soft-page-break/>3. Application of Software Engineering Principles</text:h>
      <text:h text:style-name="P10" text:outline-level="3">3.1 Modularity and System Design</text:h>
      <text:p text:style-name="P26">The HPMS is developed using a modular structure. Each major function of the system is built as a separate module. For example, the patient records module stores medical histories, while the scheduling module manages appointments.</text:p>
      <text:p text:style-name="P26">This approach provides several advantages:</text:p>
      <text:list xml:id="list520065772" text:style-name="L7">
        <text:list-item>
          <text:p text:style-name="P33">Easier system maintenance</text:p>
        </text:list-item>
        <text:list-item>
          <text:p text:style-name="P33">Faster updates and improvements</text:p>
        </text:list-item>
        <text:list-item>
          <text:p text:style-name="P33">Reduced risk of system-wide failure</text:p>
        </text:list-item>
      </text:list>
      <text:p text:style-name="P26">If one module encounters an issue, it can be fixed without affecting the entire system.</text:p>
      <text:h text:style-name="P10" text:outline-level="3">3.2 Use of SOLID Design Principles</text:h>
      <text:p text:style-name="P26">The system follows well-established design principles to ensure reliability and flexibility.</text:p>
      <text:list xml:id="list1426409844" text:style-name="L8">
        <text:list-item>
          <text:p text:style-name="P34">Each software component performs a single task, improving clarity and reducing complexity.</text:p>
        </text:list-item>
        <text:list-item>
          <text:p text:style-name="P34">New features can be added without modifying existing functions.</text:p>
        </text:list-item>
        <text:list-item>
          <text:p text:style-name="P34">Interfaces ensure different modules communicate smoothly.</text:p>
        </text:list-item>
      </text:list>
      <text:p text:style-name="P26">This structure allows the system to grow as hospital needs change.</text:p>
      <text:h text:style-name="P10" text:outline-level="3">3.3 Code Quality and Documentation</text:h>
      <text:p text:style-name="P26">Developers write clean and well-documented code to make the system understandable and maintainable. Clear variable names, organized files, and detailed comments allow future developers to update the system easily.</text:p>
      <text:p text:style-name="P26">Proper documentation also helps hospital IT staff manage the system efficiently.</text:p>
      <text:h text:style-name="P10" text:outline-level="3">3.4 Testing and Quality Assurance</text:h>
      <text:p text:style-name="P26">Before deployment, the system undergoes extensive testing, including:</text:p>
      <text:list xml:id="list2956298275" text:style-name="L9">
        <text:list-item>
          <text:p text:style-name="P35">Unit testing to verify individual components</text:p>
        </text:list-item>
        <text:list-item>
          <text:p text:style-name="P35">Integration testing to ensure modules work together</text:p>
        </text:list-item>
        <text:list-item>
          <text:p text:style-name="P35"><text:soft-page-break/>Security testing to identify vulnerabilities</text:p>
        </text:list-item>
      </text:list>
      <text:p text:style-name="P26">These testing processes reduce the risk of software failure that could harm patients.</text:p>
      <text:p text:style-name="P1"/>
      <text:h text:style-name="P8" text:outline-level="2">4. Ethical Responsibilities in Healthcare Software Development</text:h>
      <text:p text:style-name="P26">Software engineers developing medical systems have a duty to protect patients and ensure public safety. Ethical conduct is essential in every stage of development.</text:p>
      <text:h text:style-name="P10" text:outline-level="3">4.1 Protecting Patient Privacy</text:h>
      <text:p text:style-name="P26">Patient records contain highly sensitive information such as medical history, diagnoses, and personal details. Engineers implement strong security measures including:</text:p>
      <text:list xml:id="list4169747137" text:style-name="L10">
        <text:list-item>
          <text:p text:style-name="P36">Data encryption</text:p>
        </text:list-item>
        <text:list-item>
          <text:p text:style-name="P36">Secure login authentication</text:p>
        </text:list-item>
        <text:list-item>
          <text:p text:style-name="P36">Access control based on staff roles</text:p>
        </text:list-item>
      </text:list>
      <text:p text:style-name="P26">These practices prevent unauthorized access and protect patient confidentiality.</text:p>
      <text:h text:style-name="P10" text:outline-level="3">4.2 Ensuring Accuracy and Reliability</text:h>
      <text:p text:style-name="P26">Inaccurate data or system failures could result in incorrect treatments or medication errors. Developers are ethically responsible for building systems that produce accurate and dependable results.</text:p>
      <text:p text:style-name="P26">Regular updates, testing, and error monitoring help maintain system reliability.</text:p>
      <text:h text:style-name="P10" text:outline-level="3">4.3 Transparency and Honesty</text:h>
      <text:p text:style-name="P26">If system limitations or defects are discovered, engineers must report them immediately. Hiding issues to meet deadlines could place patients at risk.</text:p>
      <text:p text:style-name="P26">Ethical professionals prioritize safety over project speed.</text:p>
      <text:h text:style-name="P10" text:outline-level="3">4.4 Compliance with Legal Standards</text:h>
      <text:p text:style-name="P26">Healthcare software must follow regulations related to data protection and medical safety. Engineers ensure the system aligns with healthcare laws and professional guidelines.</text:p>
      <text:p text:style-name="P1"/>
      <text:h text:style-name="P8" text:outline-level="2"><text:soft-page-break/>5. Ethical Challenges During Development</text:h>
      <text:h text:style-name="P10" text:outline-level="3">5.1 Pressure to Meet Deadlines</text:h>
      <text:p text:style-name="P26">Hospital administrators may request quick system delivery, encouraging developers to skip testing or security checks. This creates an ethical dilemma between speed and safety.</text:p>
      <text:p text:style-name="P26">Responsible engineers refuse to compromise system quality.</text:p>
      <text:h text:style-name="P10" text:outline-level="3">5.2 Handling Software Errors</text:h>
      <text:p text:style-name="P26">During system testing, developers discover a bug that occasionally links incorrect medication records to patients. Fixing the issue requires additional development time.</text:p>
      <text:p text:style-name="P26">Ethically, the team delays system deployment until the problem is fully resolved, preventing potential medical harm.</text:p>
      <text:h text:style-name="P10" text:outline-level="3">5.3 Managing Sensitive Data</text:h>
      <text:p text:style-name="P26">Developers must ensure no patient information is exposed during testing or maintenance. Using anonymized data and secure environments protects privacy.</text:p>
      <text:p text:style-name="P1"/>
      <text:h text:style-name="P8" text:outline-level="2">6. Benefits of Ethical and Professional Practices</text:h>
      <text:p text:style-name="P26">Applying software engineering principles and ethical standards provides long-term benefits:</text:p>
      <text:list xml:id="list1745625451" text:style-name="L11">
        <text:list-item>
          <text:p text:style-name="P37">Improved patient safety</text:p>
        </text:list-item>
        <text:list-item>
          <text:p text:style-name="P37">Increased system reliability</text:p>
        </text:list-item>
        <text:list-item>
          <text:p text:style-name="P37">Legal compliance</text:p>
        </text:list-item>
        <text:list-item>
          <text:p text:style-name="P37">Trust between hospitals and developers</text:p>
        </text:list-item>
        <text:list-item>
          <text:p text:style-name="P37">Easier system maintenance</text:p>
        </text:list-item>
      </text:list>
      <text:p text:style-name="P26">Ethical practices ultimately enhance healthcare quality.</text:p>
      <text:p text:style-name="P1"/>
      <text:h text:style-name="P8" text:outline-level="2"><text:soft-page-break/>7. Lessons Learned</text:h>
      <text:p text:style-name="P26">The development of a Hospital Patient Management System demonstrates that technical skills alone are not sufficient. Engineers must also act responsibly and ethically.</text:p>
      <text:p text:style-name="P26">Key lessons include:</text:p>
      <text:list xml:id="list2585253805" text:style-name="L12">
        <text:list-item>
          <text:p text:style-name="P38">Safety must always come first</text:p>
        </text:list-item>
        <text:list-item>
          <text:p text:style-name="P38">Privacy is a fundamental right</text:p>
        </text:list-item>
        <text:list-item>
          <text:p text:style-name="P38">Honesty prevents long-term harm</text:p>
        </text:list-item>
        <text:list-item>
          <text:p text:style-name="P38">Proper design reduces errors</text:p>
        </text:list-item>
      </text:list>
      <text:p text:style-name="P1"/>
      <text:h text:style-name="P8" text:outline-level="2">8. Conclusion</text:h>
      <text:p text:style-name="P28">The Hospital Patient Management System is a crucial component of today’s healthcare environment, supporting efficient operations and safer patient care. Its effectiveness relies on applying strong software engineering practices alongside firm ethical standards.</text:p>
      <text:p text:style-name="P28">Through modular design, comprehensive testing, secure handling of data, and responsible professional conduct, developers can build systems that enhance medical services while safeguarding patients. Ethical choices ensure that technology is used in a way that prioritizes human well-being.</text:p>
      <text:p text:style-name="P28">In healthcare software projects, technical quality and ethical responsibility must work together. When combined, they create dependable systems that positively impact both medical professionals and the communities they serve.</text:p>
      <text:p text:style-name="P26"/>
      <text:p text:style-name="P1"/>
      <text:h text:style-name="P5" text:outline-level="2"/>
      <text:p text:style-name="P19"><text:span text:style-name="T18"/></text:p>
      <text:p text:style-name="P12"/>
      <text:p text:style-name="P12"/>
      <text:p text:style-name="P12"><text:soft-page-break/></text:p>
      <text:p text:style-name="P13"><text:span text:style-name="T1"><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roman" svg:font-family="'Times newroman'" style:font-family-generic="roman"/>
    <style:font-face style:name="Timesnewroman" svg:font-family="Timesnewroman" style:font-family-generic="roman"/>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8.383cm" fo:margin-left="-1.191cm" fo:margin-top="0cm" fo:margin-bottom="0cm" table:align="left"/>
    </style:style>
    <style:style style:name="Table2.A" style:family="table-column">
      <style:table-column-properties style:column-width="18.383cm"/>
    </style:style>
    <style:style style:name="Table2.1" style:family="table-row">
      <style:table-row-properties style:min-row-height="2.244cm" fo:keep-together="auto"/>
    </style:style>
    <style:style style:name="Table2.A1" style:family="table-cell">
      <style:table-cell-properties fo:padding-left="0.191cm" fo:padding-right="0.191cm" fo:padding-top="0cm" fo:padding-bottom="0cm" fo:border="0.5pt solid #000000"/>
    </style:style>
    <style:style style:name="Table1" style:family="table">
      <style:table-properties style:width="17.224cm" fo:margin-top="0cm" fo:margin-bottom="0cm" table:align="center" style:may-break-between-rows="false" style:writing-mode="lr-tb"/>
    </style:style>
    <style:style style:name="Table1.A" style:family="table-column">
      <style:table-column-properties style:column-width="2.409cm"/>
    </style:style>
    <style:style style:name="Table1.B" style:family="table-column">
      <style:table-column-properties style:column-width="12.779cm"/>
    </style:style>
    <style:style style:name="Table1.C" style:family="table-column">
      <style:table-column-properties style:column-width="2.036cm"/>
    </style:style>
    <style:style style:name="Table1.1" style:family="table-row">
      <style:table-row-properties style:min-row-height="1.423cm" fo:keep-together="always"/>
    </style:style>
    <style:style style:name="Table1.A1" style:family="table-cell">
      <style:table-cell-properties fo:padding-left="0.191cm" fo:padding-right="0.191cm" fo:padding-top="0cm" fo:padding-bottom="0cm" fo:border="0.5pt solid #ffffff"/>
    </style:style>
    <style:style style:name="Table3" style:family="table">
      <style:table-properties style:width="18.503cm" fo:margin-left="-1.259cm" fo:margin-top="0cm" fo:margin-bottom="0cm" table:align="left" style:writing-mode="lr-tb"/>
    </style:style>
    <style:style style:name="Table3.A" style:family="table-column">
      <style:table-column-properties style:column-width="6.249cm"/>
    </style:style>
    <style:style style:name="Table3.B" style:family="table-column">
      <style:table-column-properties style:column-width="6.003cm"/>
    </style:style>
    <style:style style:name="Table3.C" style:family="table-column">
      <style:table-column-properties style:column-width="6.25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style>
    <style:style style:name="MP6" style:family="paragraph" style:parent-style-name="Standard">
      <style:paragraph-properties fo:margin-top="0cm" fo:margin-bottom="0cm" loext:contextual-spacing="false" fo:line-height="100%" fo:orphans="0" fo:widows="0" fo:padding="0cm" fo:border="none"/>
    </style:style>
    <style:style style:name="MP7" style:family="paragraph" style:parent-style-name="Standard">
      <style:paragraph-properties fo:margin-top="0cm" fo:margin-bottom="0cm" loext:contextual-spacing="false" fo:line-height="100%">
        <style:tab-stops>
          <style:tab-stop style:position="5.463cm"/>
        </style:tab-stops>
      </style:paragraph-properties>
    </style:style>
    <style:style style:name="MP8"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officeooo:rsid="0013518e" officeooo:paragraph-rsid="0013518e" style:font-size-asian="10pt" style:font-weight-asian="bold" style:font-size-complex="10pt" style:font-weight-complex="bold"/>
    </style:style>
    <style:style style:name="MT1" style:family="text">
      <style:text-properties fo:font-size="12pt" fo:language="en" fo:country="US" fo:font-weight="bold" style:font-size-asian="12pt" style:font-weight-asian="bold" style:font-name-complex="Calibri1" style:font-size-complex="12pt" style:font-weight-complex="bold"/>
    </style:style>
    <style:style style:name="MT2" style:family="text">
      <style:text-properties fo:font-size="10pt" fo:language="en" fo:country="US" style:font-size-asian="10pt" style:font-size-complex="10pt"/>
    </style:style>
    <style:style style:name="MT3" style:family="text">
      <style:text-properties fo:font-size="9pt" fo:language="en" fo:country="US" style:font-size-asian="9pt" style:font-size-complex="9pt"/>
    </style:style>
    <style:style style:name="MT4" style:family="text">
      <style:text-properties fo:font-size="8pt" fo:language="en" fo:country="US" style:font-size-asian="8pt" style:font-size-complex="8pt"/>
    </style:style>
    <style:style style:name="MT5" style:family="text">
      <style:text-properties fo:font-size="10pt" fo:font-weight="bold" style:font-size-asian="10pt" style:font-weight-asian="bold" style:font-size-complex="10pt" style:font-weight-complex="bold"/>
    </style:style>
    <style:style style:name="MT6" style:family="text">
      <style:text-properties fo:font-size="10pt" style:font-size-asian="10pt" style:font-size-complex="10pt"/>
    </style:style>
    <style:style style:name="MT7"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MT8" style:family="text">
      <style:text-properties fo:color="#000000" style:font-name="Aptos Display" fo:font-size="7pt" style:font-name-asian="Cambria1" style:font-size-asian="7pt" style:font-name-complex="Cambria1" style:font-size-complex="7pt"/>
    </style:style>
    <style:style style:name="MT9" style:family="text">
      <style:text-properties style:font-name="Aptos Display" fo:font-size="7pt" style:font-name-asian="Cambria1" style:font-size-asian="7pt" style:font-name-complex="Cambria1" style:font-size-complex="7pt"/>
    </style:style>
    <style:style style:name="MT10" style:family="text">
      <style:text-properties fo:color="#000000" style:font-name="Aptos Display" fo:font-size="8pt" style:font-name-asian="Cambria1" style:font-size-asian="8pt" style:font-name-complex="Cambria1" style:font-size-complex="8pt"/>
    </style:style>
    <style:style style:name="MT11" style:family="text">
      <style:text-properties style:font-name="Aptos Display" fo:font-size="15pt" style:font-name-asian="Cambria1" style:font-size-asian="15pt" style:font-name-complex="Cambria1" style:font-size-complex="15pt"/>
    </style:style>
    <style:style style:name="MT12" style:family="text">
      <style:text-properties fo:font-size="10pt" fo:language="en" fo:country="US" fo:font-weight="bold" style:font-size-asian="10pt" style:font-weight-asian="bold" style:font-size-complex="10pt" style:font-weight-complex="bold"/>
    </style:style>
    <style:style style:name="MT13" style:family="text">
      <style:text-properties fo:font-size="10pt" fo:language="en" fo:country="US" fo:font-weight="bold" officeooo:rsid="0013518e"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847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4"><draw:frame draw:style-name="Mfr1" draw:name="Picture 4" text:anchor-type="char" svg:x="-0.212cm" svg:y="0.132cm" svg:width="2.028cm" svg:height="1.067cm" draw:z-index="5"><draw:image xlink:href="Pictures/10000200000001DC000000A6EC8D300C9CB9B74F.png" xlink:type="simple" xlink:show="embed" xlink:actuate="onLoad" loext:mime-type="image/png"/><svg:desc>C:\Users\user\Pictures\nitteimg-footer.png</svg:desc></draw:frame></text:p>
                    </table:table-cell>
                    <table:table-cell table:style-name="Table1.A1" office:value-type="string">
                      <text:p text:style-name="MP5"><text:span text:style-name="MT7">Nitte Meenakshi Institute of Technology</text:span></text:p>
                      <text:p text:style-name="MP5"><text:span text:style-name="MT8">(AN AUTONOMOUS INSTITUTION )</text:span></text:p>
                      <text:p text:style-name="MP5"><text:span text:style-name="MT8">APPROVED AND </text:span><text:span text:style-name="MT9">ACCREDITED</text:span><text:span text:style-name="MT8"> BY AICTE ,AFFILIATED TO VISVESVARAYA TECHNOLOGICAL UNIVERSITY, </text:span></text:p>
                      <text:p text:style-name="MP5"><text:span text:style-name="MT10">PB NO. 6429, YELAHANKA, BANGALORE 560-064, KARNATAKA</text:span></text:p>
                      <text:p text:style-name="MP5"><text:span text:style-name="MT11">Department of Information Science and Engineering</text:span></text:p>
                    </table:table-cell>
                    <table:table-cell table:style-name="Table1.A1" office:value-type="string">
                      <text:p text:style-name="MP6"><draw:frame draw:style-name="Mfr2" draw:name="Picture 3" text:anchor-type="as-char" svg:width="2.028cm" svg:height="1.958cm" draw:z-index="11"><draw:image xlink:href="Pictures/10000000000000850000008D10EC6D4679C65316.jpg" xlink:type="simple" xlink:show="embed" xlink:actuate="onLoad" loext:mime-type="image/jpeg"/><svg:desc>http://www.nmit.ac.in/Images/logo.jpg</svg:desc></draw:frame><text:bookmark text:name="_Hlk191643481"/></text:p>
                    </table:table-cell>
                  </table:table-row>
                </table:table-header-rows>
              </table:table>
              <text:p text:style-name="MP3"/>
            </table:table-cell>
          </table:table-row>
        </table:table>
        <text:p text:style-name="MP1"><text:span text:style-name="MT1">SOFTWARE ENGINEERING LABORATORY (22IS43) TASK EXECUTION SHEE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7"><text:span text:style-name="MT12">Name:</text:span><text:span text:style-name="MT13">RP Lochan</text:span></text:p>
            </table:table-cell>
            <table:table-cell table:style-name="Table3.A1" office:value-type="string">
              <text:p text:style-name="MP7"><text:span text:style-name="MT12">USN: </text:span><text:span text:style-name="MT13">1NT24IS166</text:span></text:p>
            </table:table-cell>
            <table:table-cell table:style-name="Table3.A1" office:value-type="string">
              <text:p text:style-name="MP7"><text:span text:style-name="MT12">Date: </text:span><text:span text:style-name="MT13">2/2/2026</text:span></text:p>
            </table:table-cell>
          </table:table-row>
          <table:table-row table:style-name="Table3.1">
            <table:table-cell table:style-name="Table3.A1" office:value-type="string">
              <text:p text:style-name="MP7"><text:span text:style-name="MT12">Lab Activity # </text:span><text:span text:style-name="MT13">1</text:span><text:span text:style-name="MT12">/ Task #: </text:span><text:span text:style-name="MT13">1</text:span></text:p>
            </table:table-cell>
            <table:table-cell table:style-name="Table3.A1" office:value-type="string">
              <text:p text:style-name="MP7"><text:span text:style-name="MT12">Document name: </text:span><text:span text:style-name="MT13">Report on Practicing Software Engineering Principles and Ethics</text:span></text:p>
            </table:table-cell>
            <table:table-cell table:style-name="Table3.A1" office:value-type="string">
              <text:p text:style-name="MP7"><text:span text:style-name="MT12">Submitted details:</text:span></text:p>
              <text:p text:style-name="MP8">2/2/2026</text:p>
            </table:table-cell>
          </table:table-row>
        </table:table>
        <text:p text:style-name="MP2"/>
      </style:header>
      <style:footer>
        <text:p text:style-name="Footer"><text:span text:style-name="MT2">SE_Lab-Activity Document (Ref: </text:span><text:bookmark-start text:name="_Hlk191643895"/><text:span text:style-name="MT3">SE_Lab-Manual</text:span><text:bookmark-end text:name="_Hlk191643895"/><text:span text:style-name="MT3">_28Feb25-V_1.0</text:span><text:span text:style-name="MT4">d) <text:s text:c="44"/></text:span><text:span text:style-name="MT2"><text:tab/>Page</text:span><text:span text:style-name="MT5"> </text:span><text:span text:style-name="MT5"><text:page-number text:select-page="current">6</text:page-number></text:span><text:span text:style-name="MT6"><text:s/>of </text:span><text:span text:style-name="MT5"><text:page-count>6</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meta:editing-cycles>5</meta:editing-cycles>
    <meta:creation-date>2026-01-22T04:51:00</meta:creation-date>
    <dc:date>2026-02-02T10:39:12.902795582</dc:date>
    <meta:editing-duration>PT12M13S</meta:editing-duration>
    <meta:generator>LibreOffice/6.4.7.2$Linux_X86_64 LibreOffice_project/40$Build-2</meta:generator>
    <meta:document-statistic meta:table-count="3" meta:image-count="2" meta:object-count="0" meta:page-count="6" meta:paragraph-count="95" meta:word-count="972" meta:character-count="7125" meta:non-whitespace-character-count="6224"/>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